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9" style:family="table-cell" style:parent-style-name="Default">
      <style:text-properties fo:font-size="8.5pt" style:font-size-asian="8.5pt" style:font-size-complex="8.5pt"/>
    </style:style>
    <style:style style:name="ce50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4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5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1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2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f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f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3"/>
          <table:table-cell table:style-name="ce44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5-05">
            <text:p>2009-05-05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f:=[.D3]" office:value-type="date" office:date-value="2009-05-05">
            <text:p>2009-05-05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2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f:=[.O54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f:=[.H39]" office:value-type="string" office:string-value="UserName">
            <text:p>UserName</text:p>
          </table:table-cell>
          <table:table-cell table:style-name="ce18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f:=[.H6]" office:value-type="string" office:string-value="RegionId">
            <text:p>RegionId</text:p>
          </table:table-cell>
          <table:table-cell table:style-name="ce19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f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9" office:value-type="string">
            <text:p>GeoLevelActive</text:p>
          </table:table-cell>
          <table:table-cell table:style-name="ce22" office:value-type="string">
            <text:p>INTEGER NOT NULL DEFAULT 0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f:=[.C6]" office:value-type="string" office:string-value="CountryIso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0" office:value-type="string">
            <text:p>Region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f:=[.H39]" office:value-type="string" office:string-value="UserName">
            <text:p>UserName</text:p>
          </table:table-cell>
          <table:table-cell table:style-name="ce19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number-columns-repeated="3"/>
          <table:table-cell table:style-name="ce41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45" table:formula="of:=[.Q3]" office:value-type="string" office:string-value="DisasterId">
            <text:p>DisasterId</text:p>
          </table:table-cell>
          <table:table-cell table:style-name="ce18" table:formula="of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41" office:value-type="string" table:number-columns-spanned="2" table:number-rows-spanned="1">
            <text:p>EEField</text:p>
          </table:table-cell>
          <table:covered-table-cell table:style-name="ce46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table:formula="of:=[.N70]" office:value-type="string" office:string-value="EEGroupId">
            <text:p>EEGroupId</text:p>
          </table:table-cell>
          <table:table-cell table:style-name="ce19" table:formula="of:=[.O70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41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f:=[.N74]" office:value-type="string" office:string-value="EEGroupStatus">
            <text:p>EEGroupStatus</text:p>
          </table:covered-table-cell>
          <table:table-cell table:style-name="ce19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>
            <text:p>PUBLIC, PRIVATE, INACTIVE</text:p>
          </table:table-cell>
          <table:table-cell table:style-name="ce34"/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5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3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49"/>
        <table:table-column table:style-name="co27" table:default-cell-style-name="ce49"/>
        <table:table-column table:style-name="co25" table:number-columns-repeated="254" table:default-cell-style-name="ce49"/>
        <table:table-row table:style-name="ro1">
          <table:table-cell table:style-name="ce47" table:formula="of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1">
          <table:table-cell table:style-name="ce48" table:formula="of:=[Tables.D3]" office:value-type="date" office:date-value="2009-05-05">
            <text:p>2009-05-05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54" office:value-type="string">
            <text:p>);</text:p>
          </table:table-cell>
          <table:table-cell table:number-columns-repeated="254"/>
        </table:table-row>
        <table:table-row table:style-name="ro1">
          <table:table-cell table:style-name="ce50" table:formula="of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1" table:number-rows-repeated="650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9"/>
        <table:table-row table:style-name="ro1">
          <table:table-cell table:style-name="ce47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1">
          <table:table-cell table:style-name="ce48" table:formula="of:=[Tables.D3]" office:value-type="date" office:date-value="2009-05-05">
            <text:p>2009-05-05</text:p>
          </table:table-cell>
          <table:table-cell table:number-columns-repeated="145"/>
        </table:table-row>
        <table:table-row table:style-name="ro1">
          <table:table-cell office:value-type="string">
            <text:p>*/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0" table:formula="of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1">
          <table:table-cell table:formula="of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1">
          <table:table-cell table:formula="of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1">
          <table:table-cell table:formula="of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1">
          <table:table-cell table:formula="of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1">
          <table:table-cell table:formula="of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1">
          <table:table-cell table:formula="of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1">
          <table:table-cell table:formula="of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1">
          <table:table-cell table:formula="of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1">
          <table:table-cell table:formula="of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1">
          <table:table-cell table:formula="of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1">
          <table:table-cell table:formula="of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1">
          <table:table-cell table:formula="of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1">
          <table:table-cell table:formula="of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1">
          <table:table-cell table:formula="of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1">
          <table:table-cell table:formula="of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1">
          <table:table-cell table:formula="of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1">
          <table:table-cell table:formula="of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1">
          <table:table-cell table:formula="of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1">
          <table:table-cell table:formula="of:=CONCATENATE([Tables.H57]; &quot; &quot;; [Tables.I57]; &quot;, &quot;)" office:value-type="string" office:string-value="SessionId VARCHAR(50), ">
            <text:p>Sess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58]; &quot; &quot;; [Tables.I58]; &quot;, &quot;)" office:value-type="string" office:string-value="RegionId VARCHAR(50), ">
            <text:p>Reg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59]; &quot; &quot;; [Tables.I59]; &quot;, &quot;)" office:value-type="string" office:string-value="UserName VARCHAR(50), ">
            <text:p>UserName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60]; &quot; &quot;; [Tables.I60]; &quot;, &quot;)" office:value-type="string" office:string-value="Valid INTEGER, ">
            <text:p>Valid INTEGER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61]; &quot; &quot;; [Tables.I61]; &quot;, &quot;)" office:value-type="string" office:string-value="Start DATETIME, ">
            <text:p>Start DATETIME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1">
          <table:table-cell table:formula="of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1">
          <table:table-cell table:formula="of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2" office:value-type="string">
            <text:p>/* Set initial values */</text:p>
          </table:table-cell>
          <table:table-cell table:number-columns-repeated="145"/>
        </table:table-row>
        <table:table-row table:style-name="ro1">
          <table:table-cell table:style-name="ce53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1">
          <table:table-cell table:style-name="ce53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1">
          <table:table-cell table:style-name="ce53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1">
          <table:table-cell table:style-name="ce53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1" table:number-rows-repeated="65439">
          <table:table-cell table:number-columns-repeated="146"/>
        </table:table-row>
        <table:table-row table:style-name="ro1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9"/>
        <table:table-row table:style-name="ro1">
          <table:table-cell table:style-name="ce47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48" table:formula="of:=[Tables.D3]" office:value-type="date" office:date-value="2009-05-05">
            <text:p>2009-05-05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1" table:formula="of:=CONCATENATE([BASE.$B$2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5" table:formula="of:=CONCATENATE([BASE.$B$2]; &quot;'&quot;; [Tables.N10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1]; &quot; &quot;; [Tables.O11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N12]; &quot; &quot;; [Tables.O12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13]; &quot; &quot;; [Tables.O1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11];&quot;','&quot;; [Tables.N12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23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N23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4]; &quot; &quot;; [Tables.O2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N25]; &quot; &quot;; [Tables.O2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26]; &quot; &quot;; [Tables.O2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27]; &quot; &quot;; [Tables.O27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24];&quot;','&quot;; [Tables.N25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36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36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37]; &quot; &quot;; [Tables.O37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38]; &quot; &quot;; [Tables.O38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39]; &quot; &quot;; [Tables.O3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0]; &quot; &quot;; [Tables.O40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1">
          <table:table-cell table:formula="of:=CONCATENATE([Tables.N41]; &quot; &quot;; [Tables.O41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37];&quot;','&quot;;[Tables.N38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BASE.$B$1]; [Tables.N44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44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1">
          <table:table-cell table:formula="of:=CONCATENATE([Tables.N51]; &quot; &quot;; [Tables.O51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45];&quot;','&quot;;[Tables.N46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53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53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54];&quot;','&quot;;[Tables.N55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69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N69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N70]; &quot; &quot;; [Tables.O70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71]; &quot; &quot;; [Tables.O71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72]; &quot; &quot;; [Tables.O72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N73]; &quot; &quot;; [Tables.O73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N74]; &quot; &quot;; [Tables.O74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70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Q66]; &quot; &quot;; [Tables.R66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1">
          <table:table-cell table:formula="of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BASE.$B$1]; [Tables.N62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N62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63]; &quot; &quot;; [Tables.O63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64]; &quot; &quot;; [Tables.O6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65]; &quot; &quot;; [Tables.O65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66]; &quot; &quot;; [Tables.O66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67]; &quot; &quot;; [Tables.O67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60" table:formula="of:=CONCATENATE(&quot;INSERT INTO Info VALUES ('DBVersion','','&quot;;[Tables.O3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Id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Label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Desc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DescEN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sCVRegion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CountryIso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18NFirstLang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18NThirdLang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PeriodEndDat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Credits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General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Sources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Synopsis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Geography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nfoAdminURL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GeoLimitMinX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GeoLimitMinY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GeoLimitMaxX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GeoLimitMaxY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Info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Event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Cause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GeoLevel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GeoCarto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Disaster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EEField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EEData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EEGroup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1" table:number-rows-repeated="6531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2:04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ario Yandar</meta:initial-creator>
    <meta:creation-date>2008-05-07T11:20:47</meta:creation-date>
    <dc:date>2009-05-05T12:04:12.62</dc:date>
    <meta:printed-by>Mario Yandar</meta:printed-by>
    <meta:print-date>2008-05-09T11:50:49</meta:print-date>
    <meta:editing-cycles>336</meta:editing-cycles>
    <meta:editing-duration>PT88H01M49S</meta:editing-duration>
    <meta:document-statistic meta:table-count="4" meta:cell-count="83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